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65.99mm"/>
    </style:style>
    <style:style style:name="co4" style:family="table-column">
      <style:table-column-properties fo:break-before="auto" style:column-width="4.89mm"/>
    </style:style>
    <style:style style:name="co5" style:family="table-column">
      <style:table-column-properties fo:break-before="auto" style:column-width="25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990000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990000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19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ME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4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aroline</text:p>
          </table:table-cell>
          <table:table-cell table:style-name="ce1" office:value-type="string" calcext:value-type="string">
            <text:p>Mike</text:p>
          </table:table-cell>
          <table:table-cell table:style-name="ce1" office:value-type="string" calcext:value-type="string">
            <text:p>Daily total</text:p>
          </table:table-cell>
          <table:table-cell table:style-name="ce5" table:number-columns-repeated="1014"/>
        </table:table-row>
        <table:table-row table:style-name="ro1">
          <table:table-cell table:style-name="ce2"/>
          <table:table-cell table:style-name="ce2" table:formula="of:=SUM([.B3:.B150])" office:value-type="float" office:value="43" calcext:value-type="float">
            <text:p>43</text:p>
          </table:table-cell>
          <table:table-cell table:style-name="ce2" table:formula="of:=SUM([.C3:.C150])" office:value-type="float" office:value="33.5" calcext:value-type="float">
            <text:p>33,5</text:p>
          </table:table-cell>
          <table:table-cell table:style-name="ce2" table:formula="of:=SUM([.B2:.C2])" office:value-type="float" office:value="76.5" calcext:value-type="float">
            <text:p>76,5</text:p>
          </table:table-cell>
          <table:table-cell table:style-name="ce5" table:number-columns-repeated="1014"/>
        </table:table-row>
        <table:table-row table:style-name="ro1">
          <table:table-cell table:style-name="ce3" office:value-type="date" office:date-value="2016-01-27" calcext:value-type="date">
            <text:p>2016-01-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3:.C3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28" calcext:value-type="date">
            <text:p>2016-01-28</text:p>
          </table:table-cell>
          <table:table-cell table:number-columns-repeated="2" office:value-type="float" office:value="2.5" calcext:value-type="float">
            <text:p>2,5</text:p>
          </table:table-cell>
          <table:table-cell table:formula="of:=SUM([.B4:.C4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29" calcext:value-type="date">
            <text:p>2016-01-29</text:p>
          </table:table-cell>
          <table:table-cell table:number-columns-repeated="2" office:value-type="float" office:value="0.5" calcext:value-type="float">
            <text:p>0,5</text:p>
          </table:table-cell>
          <table:table-cell table:formula="of:=SUM([.B5:.C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29" calcext:value-type="date">
            <text:p>2016-01-29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SUM([.B6:.C6])" office:value-type="float" office:value="0.5" calcext:value-type="float">
            <text:p>0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31" calcext:value-type="date">
            <text:p>2016-01-31</text:p>
          </table:table-cell>
          <table:table-cell table:number-columns-repeated="2" office:value-type="float" office:value="2.5" calcext:value-type="float">
            <text:p>2,5</text:p>
          </table:table-cell>
          <table:table-cell table:formula="of:=SUM([.B7:.C7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04" calcext:value-type="date">
            <text:p>2016-02-04</text:p>
          </table:table-cell>
          <table:table-cell office:value-type="string" calcext:value-type="string">
            <text:p><text:s/></text:p>
          </table:table-cell>
          <table:table-cell office:value-type="float" office:value="1.5" calcext:value-type="float">
            <text:p>1,5</text:p>
          </table:table-cell>
          <table:table-cell table:formula="of:=SUM([.B8:.C8])" office:value-type="float" office:value="1.5" calcext:value-type="float">
            <text:p>1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04" calcext:value-type="date">
            <text:p>2016-02-04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SUM([.B9:.C9])" office:value-type="float" office:value="0.5" calcext:value-type="float">
            <text:p>0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2" calcext:value-type="date">
            <text:p>2016-02-1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B10:.C10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3" calcext:value-type="date">
            <text:p>2016-02-13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11:.C1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4" calcext:value-type="date">
            <text:p>2016-02-1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2:.C1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5" calcext:value-type="date">
            <text:p>2016-02-15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3:.C1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5" calcext:value-type="date">
            <text:p>2016-02-15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14:.C1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1" calcext:value-type="date">
            <text:p>2016-02-2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B15:.C15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2" calcext:value-type="date">
            <text:p>2016-02-22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6:.C16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2" calcext:value-type="date">
            <text:p>2016-02-2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7:.C17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3" calcext:value-type="date">
            <text:p>2016-02-23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B18:.C18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3" calcext:value-type="date">
            <text:p>2016-02-2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9:.C19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7" calcext:value-type="date">
            <text:p>2016-02-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20:.C2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3-27" calcext:value-type="date">
            <text:p>2016-03-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21:.C21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3-28" calcext:value-type="date">
            <text:p>2016-03-28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table:formula="of:=SUM([.B22:.C22])" office:value-type="float" office:value="7.5" calcext:value-type="float">
            <text:p>7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6-01" calcext:value-type="date">
            <text:p>2016-06-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B23:.C23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6-06" calcext:value-type="date">
            <text:p>2016-06-0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B24:.C24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6-23" calcext:value-type="date">
            <text:p>2016-06-23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SUM([.B25:.C25])" office:value-type="float" office:value="2.5" calcext:value-type="float">
            <text:p>2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6-28" calcext:value-type="date">
            <text:p>2016-06-28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formula="of:=SUM([.B26:.C26])" office:value-type="float" office:value="2.5" calcext:value-type="float">
            <text:p>2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6-30" calcext:value-type="date">
            <text:p>2016-06-30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SUM([.B27:.C27])" office:value-type="float" office:value="0.5" calcext:value-type="float">
            <text:p>0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7-01" calcext:value-type="date">
            <text:p>2016-07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28:.C2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7-02" calcext:value-type="date">
            <text:p>2016-07-02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SUM([.B29:.C29])" office:value-type="float" office:value="0.5" calcext:value-type="float">
            <text:p>0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7-27" calcext:value-type="date">
            <text:p>2016-07-27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SUM([.B30:.C30])" office:value-type="float" office:value="1.5" calcext:value-type="float">
            <text:p>1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7-28" calcext:value-type="date">
            <text:p>2016-07-28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1:.C3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8-10" calcext:value-type="date">
            <text:p>2016-08-1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2:.C32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8-17" calcext:value-type="date">
            <text:p>2016-08-17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3:.C3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8-29" calcext:value-type="date">
            <text:p>2016-08-29</text:p>
          </table:table-cell>
          <table:table-cell office:value-type="string" calcext:value-type="string">
            <text:p>1.5</text:p>
          </table:table-cell>
          <table:table-cell/>
          <table:table-cell table:formula="of:=SUM([.B34:.C34]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41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Reviews" table:style-name="ta1">
        <office:forms form:automatic-focus="false" form:apply-design-mode="false"/>
        <table:shapes>
          <draw:frame draw:z-index="0" draw:style-name="gr1" draw:text-style-name="P1" svg:width="262.96mm" svg:height="128.62mm" svg:x="14.7mm" svg:y="124.65mm">
            <loext:p draw:notify-on-update-of-ranges="Reviews.A6:Reviews.A18 Reviews.B4:Reviews.B4 Reviews.B6:Reviews.B18 Reviews.C4:Reviews.C4 Reviews.C6:Reviews.C18 Reviews.D4:Reviews.D4 Reviews.D6:Reviews.D18 Reviews.E4:Reviews.E4 Reviews.E6:Reviews.E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78mm" svg:height="89.86mm" svg:x="233.33mm" svg:y="16.04mm">
            <loext:p draw:notify-on-update-of-ranges="Reviews.B4:Reviews.E4 Reviews.B5:Reviews.E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ce11"/>
        <table:table-column table:style-name="co1" table:number-columns-repeated="3" table:default-cell-style-name="ce16"/>
        <table:table-column table:style-name="co1" table:default-cell-style-name="ce17"/>
        <table:table-column table:style-name="co4" table:default-cell-style-name="Default"/>
        <table:table-column table:style-name="co1" table:default-cell-style-name="ce19"/>
        <table:table-column table:style-name="co5" table:default-cell-style-name="Default"/>
        <table:table-column table:style-name="co1" table:number-columns-repeated="1016" table:default-cell-style-name="Default"/>
        <table:table-row table:style-name="ro2">
          <table:table-cell table:style-name="ce6" office:value-type="string" calcext:value-type="string" table:number-columns-spanned="5" table:number-rows-spanned="1">
            <text:p>Canadian Aquaculture Research and Development Reviews</text:p>
          </table:table-cell>
          <table:covered-table-cell table:number-columns-repeated="4" table:style-name="ce12"/>
          <table:table-cell/>
          <table:table-cell table:style-name="ce12"/>
          <table:table-cell table:style-name="ce20" table:number-columns-repeated="1017"/>
        </table:table-row>
        <table:table-row table:style-name="ro2">
          <table:table-cell table:style-name="ce7" office:value-type="string" calcext:value-type="string" table:number-columns-spanned="5" table:number-rows-spanned="1">
            <text:p>Number of projects reported by year</text:p>
          </table:table-cell>
          <table:covered-table-cell table:number-columns-repeated="4" table:style-name="ce13"/>
          <table:table-cell/>
          <table:table-cell table:style-name="ce13"/>
          <table:table-cell table:style-name="ce21" table:number-columns-repeated="1017"/>
        </table:table-row>
        <table:table-row table:style-name="ro2">
          <table:table-cell table:style-name="ce8" table:number-columns-spanned="5" table:number-rows-spanned="1"/>
          <table:covered-table-cell table:number-columns-repeated="4" table:style-name="Default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9" office:value-type="string" calcext:value-type="string">
            <text:p>Categories</text:p>
          </table:table-cell>
          <table:table-cell table:style-name="ce14" office:value-type="float" office:value="2009" calcext:value-type="float">
            <text:p>2009</text:p>
          </table:table-cell>
          <table:table-cell table:style-name="ce14" office:value-type="float" office:value="2011" calcext:value-type="float">
            <text:p>2011</text:p>
          </table:table-cell>
          <table:table-cell table:style-name="ce14" office:value-type="float" office:value="2013" calcext:value-type="float">
            <text:p>2013</text:p>
          </table:table-cell>
          <table:table-cell table:style-name="ce14" office:value-type="float" office:value="2015" calcext:value-type="float">
            <text:p>2015</text:p>
          </table:table-cell>
          <table:table-cell/>
          <table:table-cell table:style-name="ce14" office:value-type="string" calcext:value-type="string">
            <text:p>Total</text:p>
          </table:table-cell>
          <table:table-cell office:value-type="string" calcext:value-type="string">
            <text:p>Done in 2015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ANNUAL TOTAL</text:p>
          </table:table-cell>
          <table:table-cell table:style-name="ce14" table:formula="of:=SUM([.B6:.B18])" office:value-type="float" office:value="185" calcext:value-type="float">
            <text:p>185</text:p>
          </table:table-cell>
          <table:table-cell table:style-name="ce14" table:formula="of:=SUM([.C6:.C18])" office:value-type="float" office:value="212" calcext:value-type="float">
            <text:p>212</text:p>
          </table:table-cell>
          <table:table-cell table:style-name="ce14" table:formula="of:=SUM([.D6:.D18])" office:value-type="float" office:value="209" calcext:value-type="float">
            <text:p>209</text:p>
          </table:table-cell>
          <table:table-cell table:style-name="ce14" table:formula="of:=SUM([.E6:.E18])" office:value-type="float" office:value="215" calcext:value-type="float">
            <text:p>215</text:p>
          </table:table-cell>
          <table:table-cell/>
          <table:table-cell table:style-name="ce14" table:formula="of:=SUM([.B5:.E5])" office:value-type="float" office:value="821" calcext:value-type="float">
            <text:p>821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infish – Freshwater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M([.B6:.E6])" office:value-type="float" office:value="101" calcext:value-type="float">
            <text:p>101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Finfish – Marine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/>
          <table:table-cell table:formula="of:=SUM([.B7:.E7])" office:value-type="float" office:value="53" calcext:value-type="float">
            <text:p>53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infish – Salmon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UM([.B8:.E8])" office:value-type="float" office:value="94" calcext:value-type="float">
            <text:p>94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IMTAN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B9:.E9])" office:value-type="float" office:value="49" calcext:value-type="float">
            <text:p>49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lyculture 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B10:.E10])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a lice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B11:.E11])" office:value-type="float" office:value="76" calcext:value-type="float">
            <text:p>76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ish Health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M([.B12:.E12])" office:value-type="float" office:value="56" calcext:value-type="float">
            <text:p>56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ellfish (all)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SUM([.B13:.E13])" office:value-type="float" office:value="123" calcext:value-type="float">
            <text:p>123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ellfish (mussels)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/>
          <table:table-cell table:formula="of:=SUM([.B14:.E14])" office:value-type="float" office:value="32" calcext:value-type="float">
            <text:p>32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ellfish (oysters)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/>
          <table:table-cell table:formula="of:=SUM([.B15:.E15])" office:value-type="float" office:value="32" calcext:value-type="float">
            <text:p>32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ellfish (others)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style-name="ce16" office:value-type="float" office:value="14" calcext:value-type="float">
            <text:p>14</text:p>
          </table:table-cell>
          <table:table-cell/>
          <table:table-cell table:formula="of:=SUM([.B16:.E16])"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quaculture – Environmental interation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style-name="ce18" office:value-type="float" office:value="29" calcext:value-type="float">
            <text:p>29</text:p>
          </table:table-cell>
          <table:table-cell/>
          <table:table-cell table:formula="of:=SUM([.B17:.E17])" office:value-type="float" office:value="79" calcext:value-type="float">
            <text:p>7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scellaneous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/>
          <table:table-cell table:formula="of:=SUM([.B18:.E18])" office:value-type="float" office:value="86" calcext:value-type="float">
            <text:p>86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3">
          <table:table-cell table:style-name="Default" table:number-columns-repeated="5"/>
          <table:table-cell/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00-00-00</text:date>, <text:time style:data-style-name="N2" text:time-value="22:31:41.6220838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22:06:30.232556558</meta:creation-date>
    <dc:date>2016-08-29T22:42:09.604396187</dc:date>
    <meta:editing-duration>PT4H12M1S</meta:editing-duration>
    <meta:editing-cycles>58</meta:editing-cycles>
    <meta:generator>LibreOffice/5.0.6.2$Linux_X86_64 LibreOffice_project/00m0$Build-2</meta:generator>
    <meta:document-statistic meta:table-count="2" meta:cell-count="20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7cm" svg:height="12.863cm" xlink:href=".." xlink:type="simple" chart:class="chart:bar" chart:style-name="ch1">
        <chart:legend chart:legend-position="end" svg:x="24.801cm" svg:y="5.385cm" style:legend-expansion="high" chart:style-name="ch2"/>
        <chart:plot-area chart:style-name="ch3" table:cell-range-address="Reviews.A6:Reviews.E18 Reviews.B4:Reviews.E4" chart:data-source-has-labels="both" svg:x="0.525cm" svg:y="0.257cm" svg:width="23.751cm" svg:height="12.349cm">
          <chartooo:coordinate-region svg:x="2.01cm" svg:y="0.257cm" svg:width="22.266cm" svg:height="7.298cm"/>
          <chart:axis chart:dimension="x" chart:name="primary-x" chart:style-name="ch4" chartooo:axis-type="auto">
            <chartooo:date-scale/>
            <chart:categories table:cell-range-address="Reviews.A6:Reviews.A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views.B6:Reviews.B18" chart:label-cell-address="Reviews.B4:Reviews.B4" chart:class="chart:bar">
            <chart:data-point chart:repeated="13"/>
          </chart:series>
          <chart:series chart:style-name="ch8" chart:values-cell-range-address="Reviews.C6:Reviews.C18" chart:label-cell-address="Reviews.C4:Reviews.C4" chart:class="chart:bar">
            <chart:data-point chart:repeated="13"/>
          </chart:series>
          <chart:series chart:style-name="ch9" chart:values-cell-range-address="Reviews.D6:Reviews.D18" chart:label-cell-address="Reviews.D4:Reviews.D4" chart:class="chart:bar">
            <chart:data-point chart:repeated="13"/>
          </chart:series>
          <chart:series chart:style-name="ch10" chart:values-cell-range-address="Reviews.E6:Reviews.E18" chart:label-cell-address="Reviews.E4:Reviews.E4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9</text:p>
                <draw:g>
                  <svg:desc>Reviews.B4:Reviews.B4</svg:desc>
                </draw:g>
              </table:table-cell>
              <table:table-cell office:value-type="string">
                <text:p>2011</text:p>
                <draw:g>
                  <svg:desc>Reviews.C4:Reviews.C4</svg:desc>
                </draw:g>
              </table:table-cell>
              <table:table-cell office:value-type="string">
                <text:p>2013</text:p>
                <draw:g>
                  <svg:desc>Reviews.D4:Reviews.D4</svg:desc>
                </draw:g>
              </table:table-cell>
              <table:table-cell office:value-type="string">
                <text:p>2015</text:p>
                <draw:g>
                  <svg:desc>Reviews.E4:Reviews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nfish – Freshwater</text:p>
                <draw:g>
                  <svg:desc>Reviews.A6:Reviews.A18</svg:desc>
                </draw:g>
              </table:table-cell>
              <table:table-cell office:value-type="float" office:value="19">
                <text:p>19</text:p>
                <draw:g>
                  <svg:desc>Reviews.B6:Reviews.B18</svg:desc>
                </draw:g>
              </table:table-cell>
              <table:table-cell office:value-type="float" office:value="28">
                <text:p>28</text:p>
                <draw:g>
                  <svg:desc>Reviews.C6:Reviews.C18</svg:desc>
                </draw:g>
              </table:table-cell>
              <table:table-cell office:value-type="float" office:value="34">
                <text:p>34</text:p>
                <draw:g>
                  <svg:desc>Reviews.D6:Reviews.D18</svg:desc>
                </draw:g>
              </table:table-cell>
              <table:table-cell office:value-type="float" office:value="20">
                <text:p>20</text:p>
                <draw:g>
                  <svg:desc>Reviews.E6:Reviews.E18</svg:desc>
                </draw:g>
              </table:table-cell>
            </table:table-row>
            <table:table-row>
              <table:table-cell office:value-type="string">
                <text:p>Finfish – Marine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fish – Salmon</text:p>
              </table:table-cell>
              <table:table-cell office:value-type="float" office:value="47">
                <text:p>47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CIMT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olyculture 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a lice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Fish Health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Shellfish (all)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hellfish (mussel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hellfish (oyster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hellfish (other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Aquaculture – Environmental interations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Miscellaneous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9cm" svg:height="8.987cm" xlink:href=".." xlink:type="simple" chart:class="chart:bar" chart:style-name="ch1">
        <chart:legend chart:legend-position="end" svg:x="14.113cm" svg:y="4.194cm" style:legend-expansion="high" chart:style-name="ch2"/>
        <chart:plot-area chart:style-name="ch3" table:cell-range-address="Reviews.B4:Reviews.E5" chart:data-source-has-labels="row" svg:x="0.319cm" svg:y="0.179cm" svg:width="13.475cm" svg:height="8.629cm">
          <chartooo:coordinate-region svg:x="1.126cm" svg:y="0.378cm" svg:width="12.668cm" svg:height="7.783cm"/>
          <chart:axis chart:dimension="x" chart:name="primary-x" chart:style-name="ch4" chartooo:axis-type="auto">
            <chartooo:date-scale/>
            <chart:categories table:cell-range-address="Reviews.B4:Reviews.E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views.B5:Reviews.E5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009">
                <text:p>2010</text:p>
                <draw:g>
                  <svg:desc>Reviews.B4:Reviews.E4</svg:desc>
                </draw:g>
              </table:table-cell>
              <table:table-cell office:value-type="float" office:value="2011">
                <text:p>2010</text:p>
              </table:table-cell>
              <table:table-cell office:value-type="float" office:value="2013">
                <text:p>2010</text:p>
              </table:table-cell>
              <table:table-cell office:value-type="float" office:value="2015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185">
                <text:p>185</text:p>
                <draw:g>
                  <svg:desc>Reviews.B5:Reviews.E5</svg:desc>
                </draw:g>
              </table:table-cell>
              <table:table-cell office:value-type="float" office:value="212">
                <text:p>212</text:p>
              </table:table-cell>
              <table:table-cell office:value-type="float" office:value="209">
                <text:p>209</text:p>
              </table:table-cell>
              <table:table-cell office:value-type="float" office:value="215">
                <text:p>2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